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36pt"/>
    </style:style>
    <style:style style:name="co3" style:family="table-column">
      <style:table-column-properties fo:break-before="auto" style:column-width="12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ssio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g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mail_address</text:p>
          </table:table-cell>
          <table:table-cell office:value-type="string" calcext:value-type="string">
            <text:p>youngman@fake.com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g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mail_address</text:p>
          </table:table-cell>
          <table:table-cell office:value-type="string" calcext:value-type="string">
            <text:p>oldman@fake.co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email_address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DEX([.$C$1:.$C$7];SUMPRODUCT(MAX(ROW([.A$1:.A$7])*([.$A11]=[.$A$1:.$A$7])*([.B$10]=[.$B$1:.$B$7])));1)" office:value-type="float" office:value="18" calcext:value-type="float">
            <text:p>18</text:p>
          </table:table-cell>
          <table:table-cell table:formula="of:=INDEX([.$C$1:.$C$7];SUMPRODUCT(MAX(ROW([.B$1:.B$7])*([.$A11]=[.$A$1:.$A$7])*([.C$10]=[.$B$1:.$B$7])));1)" office:value-type="string" office:string-value="youngman@fake.com" calcext:value-type="string">
            <text:p>youngman@fake.com</text:p>
          </table:table-cell>
          <table:table-cell table:formula="of:=INDEX([.$C$1:.$C$7];SUMPRODUCT(MAX(ROW([.C$1:.C$7])*([.$A11]=[.$A$1:.$A$7])*([.D$10]=[.$B$1:.$B$7])));1)" office:value-type="string" office:string-value="male" calcext:value-type="string">
            <text:p>ma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NDEX([.$C$1:.$C$7];SUMPRODUCT(MAX(ROW([.A$1:.A$7])*([.$A12]=[.$A$1:.$A$7])*([.B$10]=[.$B$1:.$B$7])));1)" office:value-type="float" office:value="65" calcext:value-type="float">
            <text:p>65</text:p>
          </table:table-cell>
          <table:table-cell table:formula="of:=INDEX([.$C$1:.$C$7];SUMPRODUCT(MAX(ROW([.B$1:.B$7])*([.$A12]=[.$A$1:.$A$7])*([.C$10]=[.$B$1:.$B$7])));1)" office:value-type="string" office:string-value="oldman@fake.com" calcext:value-type="string">
            <text:p>oldman@fake.com</text:p>
          </table:table-cell>
          <table:table-cell table:formula="of:=INDEX([.$C$1:.$C$7];SUMPRODUCT(MAX(ROW([.C$1:.C$7])*([.$A12]=[.$A$1:.$A$7])*([.D$10]=[.$B$1:.$B$7])));1)" office:value-type="string" office:string-value="male" calcext:value-type="string">
            <text:p>ma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mus</text:p>
          </table:table-cell>
          <table:table-cell table:number-columns-repeated="3"/>
        </table:table-row>
        <table:table-row table:style-name="ro1">
          <table:table-cell table:formula="of:=CELL(&quot;address&quot;;[.B11])" office:value-type="string" office:string-value="$B$11" calcext:value-type="string">
            <text:p>$B$11</text:p>
          </table:table-cell>
          <table:table-cell table:formula="of:=FORMULA([.B11])" office:value-type="string" office:string-value="=INDEX($C$1:$C$7,SUMPRODUCT(MAX(ROW(A$1:A$7)*($A11=$A$1:$A$7)*(B$10=$B$1:$B$7))),1)" calcext:value-type="string">
            <text:p>=INDEX($C$1:$C$7,SUMPRODUCT(MAX(ROW(A$1:A$7)*($A11=$A$1:$A$7)*(B$10=$B$1:$B$7))),1)</text:p>
          </table:table-cell>
          <table:table-cell table:number-columns-repeated="2"/>
        </table:table-row>
      </table:table>
      <table:named-expressions/>
      <table:consolidation table:function="sum" table:source-cell-range-addresses="Sheet2.A1:Sheet2.C7" table:target-cell-address="Sheet2.A1:Sheet2.C7" table:use-label="row" table:link-to-source-data="tru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2"/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 style:data-style-name="N2" text:time-value="11:20:25.213483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2T17:07:02.666000000</meta:creation-date>
    <dc:date>2017-06-11T11:40:32.780962598</dc:date>
    <meta:editing-duration>PT17M24S</meta:editing-duration>
    <meta:editing-cycles>4</meta:editing-cycles>
    <meta:generator>LibreOffice/5.1.6.2$Linux_X86_64 LibreOffice_project/10m0$Build-2</meta:generator>
    <meta:document-statistic meta:table-count="1" meta:cell-count="35" meta:object-count="0"/>
  </office:meta>
</office:document-meta>
</file>